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ffff00" style:rotation-align="none"/>
    </style:style>
    <style:style style:name="ce4" style:family="table-cell" style:parent-style-name="Default" style:data-style-name="N2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2">
      <style:table-cell-properties fo:background-color="#00b0f0" style:rotation-align="non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00b0f0" style:rotation-align="none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string" calcext:value-type="string">
            <text:p>Th [keV]</text:p>
          </table:table-cell>
          <table:table-cell table:style-name="ce2" office:value-type="string" calcext:value-type="string">
            <text:p>mu</text:p>
          </table:table-cell>
          <table:table-cell table:style-name="ce2" office:value-type="string" calcext:value-type="string">
            <text:p>err mu</text:p>
          </table:table-cell>
          <table:table-cell table:style-name="ce2" office:value-type="string" calcext:value-type="string">
            <text:p>sigma</text:p>
          </table:table-cell>
          <table:table-cell table:style-name="ce2" office:value-type="string" calcext:value-type="string">
            <text:p>err sigma</text:p>
          </table:table-cell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err integral</text:p>
          </table:table-cell>
          <table:table-cell office:value-type="string" calcext:value-type="string">
            <text:p>lambda</text:p>
          </table:table-cell>
          <table:table-cell table:style-name="ce2" office:value-type="string" calcext:value-type="string">
            <text:p>Geom</text:p>
          </table:table-cell>
          <table:table-cell table:style-name="ce2" office:value-type="string" calcext:value-type="string">
            <text:p>Dt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ff</text:p>
          </table:table-cell>
          <table:table-cell table:style-name="ce2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err_ac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NaI</text:p>
          </table:table-cell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661.7" calcext:value-type="float">
            <text:p>661,7</text:p>
          </table:table-cell>
          <table:table-cell table:style-name="ce3" office:value-type="float" office:value="661.931" calcext:value-type="float">
            <text:p>661,93</text:p>
          </table:table-cell>
          <table:table-cell table:style-name="ce3" office:value-type="float" office:value="2.01928" calcext:value-type="float">
            <text:p>2,02</text:p>
          </table:table-cell>
          <table:table-cell table:style-name="ce3" office:value-type="float" office:value="24.1441" calcext:value-type="float">
            <text:p>24,14</text:p>
          </table:table-cell>
          <table:table-cell table:style-name="ce3" office:value-type="float" office:value="1.42471" calcext:value-type="float">
            <text:p>1,42</text:p>
          </table:table-cell>
          <table:table-cell table:style-name="ce3" office:value-type="float" office:value="183.009902000427" calcext:value-type="float">
            <text:p>183,01</text:p>
          </table:table-cell>
          <table:table-cell table:formula="of:=SQRT([.J2])" office:value-type="float" office:value="13.528115241985" calcext:value-type="float">
            <text:p>13,528115242</text:p>
          </table:table-cell>
          <table:table-cell table:formula="of:=ABS([.F2]-[.E2])/[.G2]" office:value-type="float" office:value="0.114397210887046" calcext:value-type="float">
            <text:p>0,1143972109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900" calcext:value-type="float">
            <text:p>900,00</text:p>
          </table:table-cell>
          <table:table-cell table:style-name="ce3" office:value-type="float" office:value="500" calcext:value-type="float">
            <text:p>500,00</text:p>
          </table:table-cell>
          <table:table-cell table:formula="of:=[.C2]*EXP([.D2]*SQRT([.F2]/1000))" office:value-type="float" office:value="0.106122479503753" calcext:value-type="float">
            <text:p>0,1061224795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137Cs</text:p>
          </table:table-cell>
          <table:table-cell/>
          <table:table-cell table:formula="of:=[.J2]/([.N2]*([.O2]/1000)*[.P2]*[.Q2]*[.M2])" office:value-type="float" office:value="12.0227687195445" calcext:value-type="float">
            <text:p>12,0227687195</text:p>
          </table:table-cell>
          <table:table-cell table:formula="of:=[.T2] * ([.K2]/[.J2])" office:value-type="float" office:value="0.888724593521455" calcext:value-type="float">
            <text:p>0,888724593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PG</text:p>
          </table:table-cell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661.7" calcext:value-type="float">
            <text:p>661,7</text:p>
          </table:table-cell>
          <table:table-cell table:style-name="ce4" office:value-type="float" office:value="659.805" calcext:value-type="float">
            <text:p>659,81</text:p>
          </table:table-cell>
          <table:table-cell table:style-name="ce6" office:value-type="float" office:value="0.423423" calcext:value-type="float">
            <text:p>0,42</text:p>
          </table:table-cell>
          <table:table-cell table:style-name="ce6" office:value-type="float" office:value="2.06843" calcext:value-type="float">
            <text:p>2,07</text:p>
          </table:table-cell>
          <table:table-cell table:style-name="ce6" office:value-type="float" office:value="0.550942" calcext:value-type="float">
            <text:p>0,55</text:p>
          </table:table-cell>
          <table:table-cell table:style-name="ce6" office:value-type="float" office:value="40.00044631958" calcext:value-type="float">
            <text:p>40,00</text:p>
          </table:table-cell>
          <table:table-cell table:formula="of:=SQRT([.J3])" office:value-type="float" office:value="6.32459060489926" calcext:value-type="float">
            <text:p>6,3245906049</text:p>
          </table:table-cell>
          <table:table-cell table:formula="of:=ABS([.F3]-[.E3])/[.G3]" office:value-type="float" office:value="4.47543000734513" calcext:value-type="float">
            <text:p>4,4754300073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900" calcext:value-type="float">
            <text:p>900,00</text:p>
          </table:table-cell>
          <table:table-cell table:style-name="ce6" office:value-type="float" office:value="500" calcext:value-type="float">
            <text:p>500,00</text:p>
          </table:table-cell>
          <table:table-cell table:formula="of:=[.C3]*EXP([.D3]*SQRT([.F3]/1000))" office:value-type="float" office:value="0.0407813857507561" calcext:value-type="float">
            <text:p>0,0407813858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137Cs</text:p>
          </table:table-cell>
          <table:table-cell/>
          <table:table-cell table:formula="of:=[.J3]/([.N3]*([.O3]/1000)*[.P3]*[.Q3]*[.M3])" office:value-type="float" office:value="24.6166388677585" calcext:value-type="float">
            <text:p>24,6166388678</text:p>
          </table:table-cell>
          <table:table-cell table:formula="of:=[.T3] * ([.K3]/[.J3])" office:value-type="float" office:value="3.8922106434351" calcext:value-type="float">
            <text:p>3,8922106434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KCl</text:p>
          </table:table-cell>
          <table:table-cell office:value-type="string" calcext:value-type="string">
            <text:p>NaI</text:p>
          </table:table-cell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1460.8" calcext:value-type="float">
            <text:p>1460,8</text:p>
          </table:table-cell>
          <table:table-cell table:style-name="ce3" office:value-type="float" office:value="1475.85" calcext:value-type="float">
            <text:p>1475,85</text:p>
          </table:table-cell>
          <table:table-cell table:style-name="ce3" office:value-type="float" office:value="1.87586" calcext:value-type="float">
            <text:p>1,88</text:p>
          </table:table-cell>
          <table:table-cell table:style-name="ce3" office:value-type="float" office:value="37.9677" calcext:value-type="float">
            <text:p>37,97</text:p>
          </table:table-cell>
          <table:table-cell table:style-name="ce3" office:value-type="float" office:value="1.47045" calcext:value-type="float">
            <text:p>1,47</text:p>
          </table:table-cell>
          <table:table-cell table:style-name="ce3" office:value-type="float" office:value="541.066734790802" calcext:value-type="float">
            <text:p>541,07</text:p>
          </table:table-cell>
          <table:table-cell table:formula="of:=SQRT([.J5])" office:value-type="float" office:value="23.2608412313657" calcext:value-type="float">
            <text:p>23,2608412314</text:p>
          </table:table-cell>
          <table:table-cell table:formula="of:=ABS([.F5]-[.E5])/[.G5]" office:value-type="float" office:value="8.02298679005894" calcext:value-type="float">
            <text:p>8,0229867901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900" calcext:value-type="float">
            <text:p>900,00</text:p>
          </table:table-cell>
          <table:table-cell table:style-name="ce3" office:value-type="float" office:value="8" calcext:value-type="float">
            <text:p>8,00</text:p>
          </table:table-cell>
          <table:table-cell table:formula="of:=[.C5]*EXP([.D5]*SQRT([.F5]/1000))" office:value-type="float" office:value="0.0494117623794604" calcext:value-type="float">
            <text:p>0,0494117624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40K</text:p>
          </table:table-cell>
          <table:table-cell/>
          <table:table-cell table:formula="of:=[.J5]/([.N5]*([.O5]/1000)*[.P5]*[.Q5]*[.M5])" office:value-type="float" office:value="38260.5193026582" calcext:value-type="float">
            <text:p>38260,5193026582</text:p>
          </table:table-cell>
          <table:table-cell table:formula="of:=[.T5] * ([.K5]/[.J5])" office:value-type="float" office:value="1644.84675864029" calcext:value-type="float">
            <text:p>1644,846758640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PG</text:p>
          </table:table-cell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1460.8" calcext:value-type="float">
            <text:p>1460,8</text:p>
          </table:table-cell>
          <table:table-cell table:style-name="ce6" office:value-type="float" office:value="1460.03" calcext:value-type="float">
            <text:p>1460,03</text:p>
          </table:table-cell>
          <table:table-cell table:style-name="ce6" office:value-type="float" office:value="0.592689" calcext:value-type="float">
            <text:p>0,59</text:p>
          </table:table-cell>
          <table:table-cell table:style-name="ce6" office:value-type="float" office:value="1.82365" calcext:value-type="float">
            <text:p>1,82</text:p>
          </table:table-cell>
          <table:table-cell table:style-name="ce6" office:value-type="float" office:value="0.362449" calcext:value-type="float">
            <text:p>0,36</text:p>
          </table:table-cell>
          <table:table-cell table:style-name="ce6" office:value-type="float" office:value="17.0473858714103" calcext:value-type="float">
            <text:p>17,05</text:p>
          </table:table-cell>
          <table:table-cell table:formula="of:=SQRT([.J6])" office:value-type="float" office:value="4.12884800778744" calcext:value-type="float">
            <text:p>4,1288480078</text:p>
          </table:table-cell>
          <table:table-cell table:formula="of:=ABS([.F6]-[.E6])/[.G6]" office:value-type="float" office:value="1.29916364231491" calcext:value-type="float">
            <text:p>1,2991636423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900" calcext:value-type="float">
            <text:p>900,00</text:p>
          </table:table-cell>
          <table:table-cell table:style-name="ce6" office:value-type="float" office:value="8" calcext:value-type="float">
            <text:p>8,00</text:p>
          </table:table-cell>
          <table:table-cell table:formula="of:=[.C6]*EXP([.D6]*SQRT([.F6]/1000))" office:value-type="float" office:value="0.0266682101375103" calcext:value-type="float">
            <text:p>0,0266682101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40K</text:p>
          </table:table-cell>
          <table:table-cell/>
          <table:table-cell table:formula="of:=[.J6]/([.N6]*([.O6]/1000)*[.P6]*[.Q6]*[.M6])" office:value-type="float" office:value="8040.49705463821" calcext:value-type="float">
            <text:p>8040,497054638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Mushrooms</text:p>
          </table:table-cell>
          <table:table-cell office:value-type="string" calcext:value-type="string">
            <text:p>NaI</text:p>
          </table:table-cell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661.7" calcext:value-type="float">
            <text:p>661,7</text:p>
          </table:table-cell>
          <table:table-cell table:style-name="ce3" office:value-type="float" office:value="658.353" calcext:value-type="float">
            <text:p>658,35</text:p>
          </table:table-cell>
          <table:table-cell table:style-name="ce3" office:value-type="float" office:value="1.74143" calcext:value-type="float">
            <text:p>1,74</text:p>
          </table:table-cell>
          <table:table-cell table:style-name="ce3" office:value-type="float" office:value="12.6489" calcext:value-type="float">
            <text:p>12,65</text:p>
          </table:table-cell>
          <table:table-cell table:style-name="ce3" office:value-type="float" office:value="0.756874" calcext:value-type="float">
            <text:p>0,76</text:p>
          </table:table-cell>
          <table:table-cell table:style-name="ce3" office:value-type="float" office:value="132" calcext:value-type="float">
            <text:p>132,00</text:p>
          </table:table-cell>
          <table:table-cell table:formula="of:=SQRT([.J8])" office:value-type="float" office:value="11.4891252930761" calcext:value-type="float">
            <text:p>11,4891252931</text:p>
          </table:table-cell>
          <table:table-cell table:formula="of:=ABS([.F8]-[.E8])/[.G8]" office:value-type="float" office:value="1.92198365710944" calcext:value-type="float">
            <text:p>1,9219836571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900" calcext:value-type="float">
            <text:p>900,00</text:p>
          </table:table-cell>
          <table:table-cell table:style-name="ce7" office:value-type="string" calcext:value-type="string">
            <text:p>16.6</text:p>
          </table:table-cell>
          <table:table-cell table:formula="of:=[.C8]*EXP([.D8]*SQRT([.F8]/1000))" office:value-type="float" office:value="0.106568561525496" calcext:value-type="float">
            <text:p>0,1065685615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137Cs</text:p>
          </table:table-cell>
          <table:table-cell/>
          <table:table-cell table:formula="of:=[.J8]/([.N8]*([.O8]/1000)*[.P8]*[.Q8]*[.M8])" office:value-type="float" office:value="6436.31795764738" calcext:value-type="float">
            <text:p>6436,3179576474</text:p>
          </table:table-cell>
          <table:table-cell table:formula="of:=[.T8] * ([.K8]/[.J8])" office:value-type="float" office:value="560.209571526411" calcext:value-type="float">
            <text:p>560,209571526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PG</text:p>
          </table:table-cell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/>
          <table:table-cell table:style-name="ce5" table:number-columns-repeated="5"/>
          <table:table-cell table:number-columns-repeated="2"/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900" calcext:value-type="float">
            <text:p>900,00</text:p>
          </table:table-cell>
          <table:table-cell table:style-name="ce8" office:value-type="string" calcext:value-type="string">
            <text:p>16.6</text:p>
          </table:table-cell>
          <table:table-cell table:formula="of:=[.C9]*EXP([.D9]*SQRT([.F9]/1000))" office:value-type="float" office:value="0.0974575" calcext:value-type="float">
            <text:p>0,097457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utunite</text:p>
          </table:table-cell>
          <table:table-cell office:value-type="string" calcext:value-type="string">
            <text:p>NaI</text:p>
          </table:table-cell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185.7" calcext:value-type="float">
            <text:p>185,7</text:p>
          </table:table-cell>
          <table:table-cell table:style-name="ce3" office:value-type="float" office:value="173.975" calcext:value-type="float">
            <text:p>173,98</text:p>
          </table:table-cell>
          <table:table-cell table:style-name="ce3" office:value-type="float" office:value="0.368326" calcext:value-type="float">
            <text:p>0,37</text:p>
          </table:table-cell>
          <table:table-cell table:style-name="ce3" office:value-type="float" office:value="21.2677" calcext:value-type="float">
            <text:p>21,27</text:p>
          </table:table-cell>
          <table:table-cell table:style-name="ce3" office:value-type="float" office:value="0.606544" calcext:value-type="float">
            <text:p>0,61</text:p>
          </table:table-cell>
          <table:table-cell table:style-name="ce3" office:value-type="float" office:value="24746" calcext:value-type="float">
            <text:p>24746,00</text:p>
          </table:table-cell>
          <table:table-cell table:formula="of:=SQRT([.J11])" office:value-type="float" office:value="157.308613877308" calcext:value-type="float">
            <text:p>157,3086138773</text:p>
          </table:table-cell>
          <table:table-cell table:formula="of:=ABS([.F11]-[.E11])/[.G11]" office:value-type="float" office:value="31.833212968946" calcext:value-type="float">
            <text:p>31,8332129689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1]*EXP([.D11]*SQRT([.F11]/1000))" office:value-type="float" office:value="0.22586105191952" calcext:value-type="float">
            <text:p>0,2258610519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235U</text:p>
          </table:table-cell>
          <table:table-cell/>
          <table:table-cell table:formula="of:=[.J11]/([.N11]*([.O11]/1000)*[.P11]*[.Q11]*[.M11])" office:value-type="float" office:value="9819.44712013672" calcext:value-type="float">
            <text:p>9819,4471201367</text:p>
          </table:table-cell>
          <table:table-cell table:formula="of:=[.T11] * ([.K11]/[.J11])" office:value-type="float" office:value="62.4215475434508" calcext:value-type="float">
            <text:p>62,421547543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242" calcext:value-type="float">
            <text:p>242</text:p>
          </table:table-cell>
          <table:table-cell table:style-name="ce3" office:value-type="float" office:value="232.588" calcext:value-type="float">
            <text:p>232,59</text:p>
          </table:table-cell>
          <table:table-cell table:style-name="ce3" office:value-type="float" office:value="0.38201" calcext:value-type="float">
            <text:p>0,38</text:p>
          </table:table-cell>
          <table:table-cell table:style-name="ce3" office:value-type="float" office:value="25.4614" calcext:value-type="float">
            <text:p>25,46</text:p>
          </table:table-cell>
          <table:table-cell table:style-name="ce3" office:value-type="float" office:value="0.781909" calcext:value-type="float">
            <text:p>0,78</text:p>
          </table:table-cell>
          <table:table-cell table:style-name="ce3" office:value-type="float" office:value="27162" calcext:value-type="float">
            <text:p>27162,00</text:p>
          </table:table-cell>
          <table:table-cell table:formula="of:=SQRT([.J12])" office:value-type="float" office:value="164.808980337844" calcext:value-type="float">
            <text:p>164,8089803378</text:p>
          </table:table-cell>
          <table:table-cell table:formula="of:=ABS([.F12]-[.E12])/[.G12]" office:value-type="float" office:value="24.6380984790974" calcext:value-type="float">
            <text:p>24,6380984791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2]*EXP([.D12]*SQRT([.F12]/1000))" office:value-type="float" office:value="0.199490626507199" calcext:value-type="float">
            <text:p>0,1994906265</text:p>
          </table:table-cell>
          <table:table-cell office:value-type="float" office:value="0.07268" calcext:value-type="float">
            <text:p>0,07268</text:p>
          </table:table-cell>
          <table:table-cell office:value-type="string" calcext:value-type="string">
            <text:p>214Pb</text:p>
          </table:table-cell>
          <table:table-cell/>
          <table:table-cell table:formula="of:=[.J12]/([.N12]*([.O12]/1000)*[.P12]*[.Q12]*[.M12])" office:value-type="float" office:value="95702.3409925201" calcext:value-type="float">
            <text:p>95702,3409925201</text:p>
          </table:table-cell>
          <table:table-cell table:formula="of:=[.T12] * ([.K12]/[.J12])" office:value-type="float" office:value="580.68644558287" calcext:value-type="float">
            <text:p>580,686445582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295.2" calcext:value-type="float">
            <text:p>295,2</text:p>
          </table:table-cell>
          <table:table-cell table:style-name="ce3" office:value-type="float" office:value="287.564" calcext:value-type="float">
            <text:p>287,56</text:p>
          </table:table-cell>
          <table:table-cell table:style-name="ce3" office:value-type="float" office:value="0.203853" calcext:value-type="float">
            <text:p>0,20</text:p>
          </table:table-cell>
          <table:table-cell table:style-name="ce3" office:value-type="float" office:value="21.2968" calcext:value-type="float">
            <text:p>21,30</text:p>
          </table:table-cell>
          <table:table-cell table:style-name="ce3" office:value-type="float" office:value="0.345329" calcext:value-type="float">
            <text:p>0,35</text:p>
          </table:table-cell>
          <table:table-cell table:style-name="ce3" office:value-type="float" office:value="36049" calcext:value-type="float">
            <text:p>36049,00</text:p>
          </table:table-cell>
          <table:table-cell table:formula="of:=SQRT([.J13])" office:value-type="float" office:value="189.865742038947" calcext:value-type="float">
            <text:p>189,8657420389</text:p>
          </table:table-cell>
          <table:table-cell table:formula="of:=ABS([.F13]-[.E13])/[.G13]" office:value-type="float" office:value="37.4583646058678" calcext:value-type="float">
            <text:p>37,4583646059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3]*EXP([.D13]*SQRT([.F13]/1000))" office:value-type="float" office:value="0.179997057833697" calcext:value-type="float">
            <text:p>0,1799970578</text:p>
          </table:table-cell>
          <table:table-cell office:value-type="float" office:value="0.18414" calcext:value-type="float">
            <text:p>0,18414</text:p>
          </table:table-cell>
          <table:table-cell office:value-type="string" calcext:value-type="string">
            <text:p>214Pb</text:p>
          </table:table-cell>
          <table:table-cell/>
          <table:table-cell table:formula="of:=[.J13]/([.N13]*([.O13]/1000)*[.P13]*[.Q13]*[.M13])" office:value-type="float" office:value="55562.0045880946" calcext:value-type="float">
            <text:p>55562,0045880946</text:p>
          </table:table-cell>
          <table:table-cell table:formula="of:=[.T13] * ([.K13]/[.J13])" office:value-type="float" office:value="292.63838748065" calcext:value-type="float">
            <text:p>292,638387480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351.9" calcext:value-type="float">
            <text:p>351,9</text:p>
          </table:table-cell>
          <table:table-cell table:style-name="ce3" office:value-type="float" office:value="348.202" calcext:value-type="float">
            <text:p>348,20</text:p>
          </table:table-cell>
          <table:table-cell table:style-name="ce3" office:value-type="float" office:value="0.139888" calcext:value-type="float">
            <text:p>0,14</text:p>
          </table:table-cell>
          <table:table-cell table:style-name="ce3" office:value-type="float" office:value="20.1183" calcext:value-type="float">
            <text:p>20,12</text:p>
          </table:table-cell>
          <table:table-cell table:style-name="ce3" office:value-type="float" office:value="0.172912" calcext:value-type="float">
            <text:p>0,17</text:p>
          </table:table-cell>
          <table:table-cell table:style-name="ce3" office:value-type="float" office:value="42416" calcext:value-type="float">
            <text:p>42416,00</text:p>
          </table:table-cell>
          <table:table-cell table:formula="of:=SQRT([.J14])" office:value-type="float" office:value="205.951450589696" calcext:value-type="float">
            <text:p>205,9514505897</text:p>
          </table:table-cell>
          <table:table-cell table:formula="of:=ABS([.F14]-[.E14])/[.G14]" office:value-type="float" office:value="26.4354340615348" calcext:value-type="float">
            <text:p>26,4354340615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4]*EXP([.D14]*SQRT([.F14]/1000))" office:value-type="float" office:value="0.162451554876336" calcext:value-type="float">
            <text:p>0,1624515549</text:p>
          </table:table-cell>
          <table:table-cell office:value-type="float" office:value="0.356" calcext:value-type="float">
            <text:p>0,356</text:p>
          </table:table-cell>
          <table:table-cell office:value-type="string" calcext:value-type="string">
            <text:p>214Pb</text:p>
          </table:table-cell>
          <table:table-cell/>
          <table:table-cell table:formula="of:=[.J14]/([.N14]*([.O14]/1000)*[.P14]*[.Q14]*[.M14])" office:value-type="float" office:value="37467.4442019762" calcext:value-type="float">
            <text:p>37467,4442019762</text:p>
          </table:table-cell>
          <table:table-cell table:formula="of:=[.T14] * ([.K14]/[.J14])" office:value-type="float" office:value="181.923672276629" calcext:value-type="float">
            <text:p>181,9236722766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609.3" calcext:value-type="float">
            <text:p>609,3</text:p>
          </table:table-cell>
          <table:table-cell table:style-name="ce3" office:value-type="float" office:value="617.58" calcext:value-type="float">
            <text:p>617,58</text:p>
          </table:table-cell>
          <table:table-cell table:style-name="ce3" office:value-type="float" office:value="0.210206" calcext:value-type="float">
            <text:p>0,21</text:p>
          </table:table-cell>
          <table:table-cell table:style-name="ce3" office:value-type="float" office:value="27.7109" calcext:value-type="float">
            <text:p>27,71</text:p>
          </table:table-cell>
          <table:table-cell table:style-name="ce3" office:value-type="float" office:value="0.253615" calcext:value-type="float">
            <text:p>0,25</text:p>
          </table:table-cell>
          <table:table-cell table:style-name="ce3" office:value-type="float" office:value="33474" calcext:value-type="float">
            <text:p>33474,00</text:p>
          </table:table-cell>
          <table:table-cell table:formula="of:=SQRT([.J15])" office:value-type="float" office:value="182.959011803191" calcext:value-type="float">
            <text:p>182,9590118032</text:p>
          </table:table-cell>
          <table:table-cell table:formula="of:=ABS([.F15]-[.E15])/[.G15]" office:value-type="float" office:value="39.3899317812055" calcext:value-type="float">
            <text:p>39,3899317812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5]*EXP([.D15]*SQRT([.F15]/1000))" office:value-type="float" office:value="0.111879056871625" calcext:value-type="float">
            <text:p>0,1118790569</text:p>
          </table:table-cell>
          <table:table-cell office:value-type="float" office:value="0.4549" calcext:value-type="float">
            <text:p>0,4549</text:p>
          </table:table-cell>
          <table:table-cell office:value-type="string" calcext:value-type="string">
            <text:p>214Bi</text:p>
          </table:table-cell>
          <table:table-cell/>
          <table:table-cell table:formula="of:=[.J15]/([.N15]*([.O15]/1000)*[.P15]*[.Q15]*[.M15])" office:value-type="float" office:value="33600.1415959575" calcext:value-type="float">
            <text:p>33600,1415959575</text:p>
          </table:table-cell>
          <table:table-cell table:formula="of:=[.T15] * ([.K15]/[.J15])" office:value-type="float" office:value="183.648464564846" calcext:value-type="float">
            <text:p>183,648464564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1120.3" calcext:value-type="float">
            <text:p>1120,3</text:p>
          </table:table-cell>
          <table:table-cell table:style-name="ce3" office:value-type="float" office:value="1148.35" calcext:value-type="float">
            <text:p>1148,35</text:p>
          </table:table-cell>
          <table:table-cell table:style-name="ce3" office:value-type="float" office:value="1.03159" calcext:value-type="float">
            <text:p>1,03</text:p>
          </table:table-cell>
          <table:table-cell table:style-name="ce3" office:value-type="float" office:value="66.5664" calcext:value-type="float">
            <text:p>66,57</text:p>
          </table:table-cell>
          <table:table-cell table:style-name="ce3" office:value-type="float" office:value="1.69814" calcext:value-type="float">
            <text:p>1,70</text:p>
          </table:table-cell>
          <table:table-cell table:style-name="ce3" office:value-type="float" office:value="13742" calcext:value-type="float">
            <text:p>13742,00</text:p>
          </table:table-cell>
          <table:table-cell table:formula="of:=SQRT([.J16])" office:value-type="float" office:value="117.226276917763" calcext:value-type="float">
            <text:p>117,2262769178</text:p>
          </table:table-cell>
          <table:table-cell table:formula="of:=ABS([.F16]-[.E16])/[.G16]" office:value-type="float" office:value="27.1910351980922" calcext:value-type="float">
            <text:p>27,1910351981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6]*EXP([.D16]*SQRT([.F16]/1000))" office:value-type="float" office:value="0.0649135506850798" calcext:value-type="float">
            <text:p>0,0649135507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214Bi</text:p>
          </table:table-cell>
          <table:table-cell/>
          <table:table-cell table:formula="of:=[.J16]/([.N16]*([.O16]/1000)*[.P16]*[.Q16]*[.M16])" office:value-type="float" office:value="72581.6003886109" calcext:value-type="float">
            <text:p>72581,6003886109</text:p>
          </table:table-cell>
          <table:table-cell table:formula="of:=[.T16] * ([.K16]/[.J16])" office:value-type="float" office:value="619.158112813979" calcext:value-type="float">
            <text:p>619,15811281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499955" calcext:value-type="float">
            <text:p>0,50</text:p>
          </table:table-cell>
          <table:table-cell table:style-name="ce1" office:value-type="float" office:value="-1.90504" calcext:value-type="float">
            <text:p>-1,91</text:p>
          </table:table-cell>
          <table:table-cell office:value-type="float" office:value="1764.5" calcext:value-type="float">
            <text:p>1764,5</text:p>
          </table:table-cell>
          <table:table-cell table:style-name="ce3" office:value-type="float" office:value="1790.68" calcext:value-type="float">
            <text:p>1790,68</text:p>
          </table:table-cell>
          <table:table-cell table:style-name="ce3" office:value-type="float" office:value="1.04182" calcext:value-type="float">
            <text:p>1,04</text:p>
          </table:table-cell>
          <table:table-cell table:style-name="ce3" office:value-type="float" office:value="73.7034" calcext:value-type="float">
            <text:p>73,70</text:p>
          </table:table-cell>
          <table:table-cell table:style-name="ce3" office:value-type="float" office:value="1.24816" calcext:value-type="float">
            <text:p>1,25</text:p>
          </table:table-cell>
          <table:table-cell table:style-name="ce3" office:value-type="float" office:value="9347" calcext:value-type="float">
            <text:p>9347,00</text:p>
          </table:table-cell>
          <table:table-cell table:formula="of:=SQRT([.J17])" office:value-type="float" office:value="96.6798841538404" calcext:value-type="float">
            <text:p>96,6798841538</text:p>
          </table:table-cell>
          <table:table-cell table:formula="of:=ABS([.F17]-[.E17])/[.G17]" office:value-type="float" office:value="25.1291009963334" calcext:value-type="float">
            <text:p>25,1291009963</text:p>
          </table:table-cell>
          <table:table-cell table:style-name="ce7" office:value-type="float" office:value="0.375" calcext:value-type="float">
            <text:p>0,375</text:p>
          </table:table-cell>
          <table:table-cell table:style-name="ce3" office:value-type="float" office:value="1800" calcext:value-type="float">
            <text:p>1800,00</text:p>
          </table:table-cell>
          <table:table-cell table:style-name="ce3" office:value-type="float" office:value="29" calcext:value-type="float">
            <text:p>29,00</text:p>
          </table:table-cell>
          <table:table-cell table:formula="of:=[.C17]*EXP([.D17]*SQRT([.F17]/1000))" office:value-type="float" office:value="0.039066456375658" calcext:value-type="float">
            <text:p>0,0390664564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214Bi</text:p>
          </table:table-cell>
          <table:table-cell/>
          <table:table-cell table:formula="of:=[.J17]/([.N17]*([.O17]/1000)*[.P17]*[.Q17]*[.M17])" office:value-type="float" office:value="210735.867426041" calcext:value-type="float">
            <text:p>210735,867426041</text:p>
          </table:table-cell>
          <table:table-cell table:formula="of:=[.T17] * ([.K17]/[.J17])" office:value-type="float" office:value="2179.72817479498" calcext:value-type="float">
            <text:p>2179,72817479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PG</text:p>
          </table:table-cell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185.7" calcext:value-type="float">
            <text:p>185,7</text:p>
          </table:table-cell>
          <table:table-cell table:style-name="ce6" office:value-type="float" office:value="186.666" calcext:value-type="float">
            <text:p>186,67</text:p>
          </table:table-cell>
          <table:table-cell table:style-name="ce6" office:value-type="float" office:value="0.0705072" calcext:value-type="float">
            <text:p>0,07</text:p>
          </table:table-cell>
          <table:table-cell table:style-name="ce6" office:value-type="float" office:value="2.43853" calcext:value-type="float">
            <text:p>2,44</text:p>
          </table:table-cell>
          <table:table-cell table:style-name="ce6" office:value-type="float" office:value="0.0879204" calcext:value-type="float">
            <text:p>0,09</text:p>
          </table:table-cell>
          <table:table-cell table:style-name="ce6" office:value-type="float" office:value="1326" calcext:value-type="float">
            <text:p>1326,00</text:p>
          </table:table-cell>
          <table:table-cell table:formula="of:=SQRT([.J18])" office:value-type="float" office:value="36.4142829120662" calcext:value-type="float">
            <text:p>36,4142829121</text:p>
          </table:table-cell>
          <table:table-cell table:formula="of:=ABS([.F18]-[.E18])/[.G18]" office:value-type="float" office:value="13.7007284362449" calcext:value-type="float">
            <text:p>13,7007284362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18]*EXP([.D18]*SQRT([.F18]/1000))" office:value-type="float" office:value="0.0613156806534462" calcext:value-type="float">
            <text:p>0,061315680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235U</text:p>
          </table:table-cell>
          <table:table-cell/>
          <table:table-cell table:formula="of:=[.J18]/([.N18]*([.O18]/1000)*[.P18]*[.Q18]*[.M18])" office:value-type="float" office:value="6977.24458970828" calcext:value-type="float">
            <text:p>6977,2445897083</text:p>
          </table:table-cell>
          <table:table-cell table:formula="of:=[.T18] * ([.K18]/[.J18])" office:value-type="float" office:value="191.60735930341" calcext:value-type="float">
            <text:p>191,607359303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242" calcext:value-type="float">
            <text:p>242</text:p>
          </table:table-cell>
          <table:table-cell table:style-name="ce6" office:value-type="float" office:value="242.715" calcext:value-type="float">
            <text:p>242,72</text:p>
          </table:table-cell>
          <table:table-cell table:style-name="ce6" office:value-type="float" office:value="0.0621664" calcext:value-type="float">
            <text:p>0,06</text:p>
          </table:table-cell>
          <table:table-cell table:style-name="ce6" office:value-type="float" office:value="1.76816" calcext:value-type="float">
            <text:p>1,77</text:p>
          </table:table-cell>
          <table:table-cell table:style-name="ce6" office:value-type="float" office:value="0.0640115" calcext:value-type="float">
            <text:p>0,06</text:p>
          </table:table-cell>
          <table:table-cell table:style-name="ce6" office:value-type="float" office:value="1155" calcext:value-type="float">
            <text:p>1155,00</text:p>
          </table:table-cell>
          <table:table-cell table:formula="of:=SQRT([.J19])" office:value-type="float" office:value="33.9852909359329" calcext:value-type="float">
            <text:p>33,9852909359</text:p>
          </table:table-cell>
          <table:table-cell table:formula="of:=ABS([.F19]-[.E19])/[.G19]" office:value-type="float" office:value="11.5013898182942" calcext:value-type="float">
            <text:p>11,5013898183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19]*EXP([.D19]*SQRT([.F19]/1000))" office:value-type="float" office:value="0.0574564608533346" calcext:value-type="float">
            <text:p>0,0574564609</text:p>
          </table:table-cell>
          <table:table-cell office:value-type="float" office:value="0.07268" calcext:value-type="float">
            <text:p>0,07268</text:p>
          </table:table-cell>
          <table:table-cell office:value-type="string" calcext:value-type="string">
            <text:p>214Pb</text:p>
          </table:table-cell>
          <table:table-cell/>
          <table:table-cell table:formula="of:=[.J19]/([.N19]*([.O19]/1000)*[.P19]*[.Q19]*[.M19])" office:value-type="float" office:value="50864.5289837143" calcext:value-type="float">
            <text:p>50864,5289837143</text:p>
          </table:table-cell>
          <table:table-cell table:formula="of:=[.T19] * ([.K19]/[.J19])" office:value-type="float" office:value="1496.66304400928" calcext:value-type="float">
            <text:p>1496,663044009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295.2" calcext:value-type="float">
            <text:p>295,2</text:p>
          </table:table-cell>
          <table:table-cell table:style-name="ce6" office:value-type="float" office:value="296.029" calcext:value-type="float">
            <text:p>296,03</text:p>
          </table:table-cell>
          <table:table-cell table:style-name="ce6" office:value-type="float" office:value="0.0435645" calcext:value-type="float">
            <text:p>0,04</text:p>
          </table:table-cell>
          <table:table-cell table:style-name="ce6" office:value-type="float" office:value="1.42866" calcext:value-type="float">
            <text:p>1,43</text:p>
          </table:table-cell>
          <table:table-cell table:style-name="ce6" office:value-type="float" office:value="0.0418882" calcext:value-type="float">
            <text:p>0,04</text:p>
          </table:table-cell>
          <table:table-cell table:style-name="ce6" office:value-type="float" office:value="2358" calcext:value-type="float">
            <text:p>2358,00</text:p>
          </table:table-cell>
          <table:table-cell table:formula="of:=SQRT([.J20])" office:value-type="float" office:value="48.5592421687159" calcext:value-type="float">
            <text:p>48,5592421687</text:p>
          </table:table-cell>
          <table:table-cell table:formula="of:=ABS([.F20]-[.E20])/[.G20]" office:value-type="float" office:value="19.0292554717719" calcext:value-type="float">
            <text:p>19,0292554718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0]*EXP([.D20]*SQRT([.F20]/1000))" office:value-type="float" office:value="0.05437333324301" calcext:value-type="float">
            <text:p>0,0543733332</text:p>
          </table:table-cell>
          <table:table-cell office:value-type="float" office:value="0.18414" calcext:value-type="float">
            <text:p>0,18414</text:p>
          </table:table-cell>
          <table:table-cell office:value-type="string" calcext:value-type="string">
            <text:p>214Pb</text:p>
          </table:table-cell>
          <table:table-cell/>
          <table:table-cell table:formula="of:=[.J20]/([.N20]*([.O20]/1000)*[.P20]*[.Q20]*[.M20])" office:value-type="float" office:value="43310.8330825096" calcext:value-type="float">
            <text:p>43310,8330825096</text:p>
          </table:table-cell>
          <table:table-cell table:formula="of:=[.T20] * ([.K20]/[.J20])" office:value-type="float" office:value="891.917401264809" calcext:value-type="float">
            <text:p>891,917401264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351.9" calcext:value-type="float">
            <text:p>351,9</text:p>
          </table:table-cell>
          <table:table-cell table:style-name="ce6" office:value-type="float" office:value="352.623" calcext:value-type="float">
            <text:p>352,62</text:p>
          </table:table-cell>
          <table:table-cell table:style-name="ce6" office:value-type="float" office:value="0.0346664" calcext:value-type="float">
            <text:p>0,03</text:p>
          </table:table-cell>
          <table:table-cell table:style-name="ce6" office:value-type="float" office:value="1.58416" calcext:value-type="float">
            <text:p>1,58</text:p>
          </table:table-cell>
          <table:table-cell table:style-name="ce6" office:value-type="float" office:value="0.0437958" calcext:value-type="float">
            <text:p>0,04</text:p>
          </table:table-cell>
          <table:table-cell table:style-name="ce6" office:value-type="float" office:value="3671" calcext:value-type="float">
            <text:p>3671,00</text:p>
          </table:table-cell>
          <table:table-cell table:formula="of:=SQRT([.J21])" office:value-type="float" office:value="60.5887778388044" calcext:value-type="float">
            <text:p>60,5887778388</text:p>
          </table:table-cell>
          <table:table-cell table:formula="of:=ABS([.F21]-[.E21])/[.G21]" office:value-type="float" office:value="20.8559296609978" calcext:value-type="float">
            <text:p>20,855929661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1]*EXP([.D21]*SQRT([.F21]/1000))" office:value-type="float" office:value="0.0515489493885344" calcext:value-type="float">
            <text:p>0,0515489494</text:p>
          </table:table-cell>
          <table:table-cell office:value-type="float" office:value="0.356" calcext:value-type="float">
            <text:p>0,356</text:p>
          </table:table-cell>
          <table:table-cell office:value-type="string" calcext:value-type="string">
            <text:p>214Pb</text:p>
          </table:table-cell>
          <table:table-cell/>
          <table:table-cell table:formula="of:=[.J21]/([.N21]*([.O21]/1000)*[.P21]*[.Q21]*[.M21])" office:value-type="float" office:value="36787.5953660173" calcext:value-type="float">
            <text:p>36787,5953660173</text:p>
          </table:table-cell>
          <table:table-cell table:formula="of:=[.T21] * ([.K21]/[.J21])" office:value-type="float" office:value="607.168467135781" calcext:value-type="float">
            <text:p>607,168467135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609.3" calcext:value-type="float">
            <text:p>609,3</text:p>
          </table:table-cell>
          <table:table-cell table:style-name="ce6" office:value-type="float" office:value="609.816" calcext:value-type="float">
            <text:p>609,82</text:p>
          </table:table-cell>
          <table:table-cell table:style-name="ce6" office:value-type="float" office:value="0.0338083" calcext:value-type="float">
            <text:p>0,03</text:p>
          </table:table-cell>
          <table:table-cell table:style-name="ce6" office:value-type="float" office:value="1.41862" calcext:value-type="float">
            <text:p>1,42</text:p>
          </table:table-cell>
          <table:table-cell table:style-name="ce6" office:value-type="float" office:value="0.0229376" calcext:value-type="float">
            <text:p>0,02</text:p>
          </table:table-cell>
          <table:table-cell table:style-name="ce6" office:value-type="float" office:value="2881" calcext:value-type="float">
            <text:p>2881,00</text:p>
          </table:table-cell>
          <table:table-cell table:formula="of:=SQRT([.J22])" office:value-type="float" office:value="53.6749476012786" calcext:value-type="float">
            <text:p>53,6749476013</text:p>
          </table:table-cell>
          <table:table-cell table:formula="of:=ABS([.F22]-[.E22])/[.G22]" office:value-type="float" office:value="15.2625242913745" calcext:value-type="float">
            <text:p>15,2625242914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2]*EXP([.D22]*SQRT([.F22]/1000))" office:value-type="float" office:value="0.0421771174379933" calcext:value-type="float">
            <text:p>0,0421771174</text:p>
          </table:table-cell>
          <table:table-cell office:value-type="float" office:value="0.4549" calcext:value-type="float">
            <text:p>0,4549</text:p>
          </table:table-cell>
          <table:table-cell office:value-type="string" calcext:value-type="string">
            <text:p>214Bi</text:p>
          </table:table-cell>
          <table:table-cell/>
          <table:table-cell table:formula="of:=[.J22]/([.N22]*([.O22]/1000)*[.P22]*[.Q22]*[.M22])" office:value-type="float" office:value="27614.5047864219" calcext:value-type="float">
            <text:p>27614,5047864219</text:p>
          </table:table-cell>
          <table:table-cell table:formula="of:=[.T22] * ([.K22]/[.J22])" office:value-type="float" office:value="514.476604459026" calcext:value-type="float">
            <text:p>514,47660445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768.4" calcext:value-type="float">
            <text:p>768,4</text:p>
          </table:table-cell>
          <table:table-cell table:style-name="ce6" office:value-type="float" office:value="768.652" calcext:value-type="float">
            <text:p>768,65</text:p>
          </table:table-cell>
          <table:table-cell table:style-name="ce6" office:value-type="float" office:value="0.141576" calcext:value-type="float">
            <text:p>0,14</text:p>
          </table:table-cell>
          <table:table-cell table:style-name="ce6" office:value-type="float" office:value="2.30793" calcext:value-type="float">
            <text:p>2,31</text:p>
          </table:table-cell>
          <table:table-cell table:style-name="ce6" office:value-type="float" office:value="0.15853" calcext:value-type="float">
            <text:p>0,16</text:p>
          </table:table-cell>
          <table:table-cell table:style-name="ce6" office:value-type="float" office:value="227" calcext:value-type="float">
            <text:p>227,00</text:p>
          </table:table-cell>
          <table:table-cell table:formula="of:=SQRT([.J23])" office:value-type="float" office:value="15.0665191733194" calcext:value-type="float">
            <text:p>15,0665191733</text:p>
          </table:table-cell>
          <table:table-cell table:formula="of:=ABS([.F23]-[.E23])/[.G23]" office:value-type="float" office:value="1.77996270554378" calcext:value-type="float">
            <text:p>1,7799627055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3]*EXP([.D23]*SQRT([.F23]/1000))" office:value-type="float" office:value="0.038057876331649" calcext:value-type="float">
            <text:p>0,0380578763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214Bi</text:p>
          </table:table-cell>
          <table:table-cell/>
          <table:table-cell table:formula="of:=[.J23]/([.N23]*([.O23]/1000)*[.P23]*[.Q23]*[.M23])" office:value-type="float" office:value="22385.7711396687" calcext:value-type="float">
            <text:p>22385,7711396687</text:p>
          </table:table-cell>
          <table:table-cell table:formula="of:=[.T23] * ([.K23]/[.J23])" office:value-type="float" office:value="1485.795815354" calcext:value-type="float">
            <text:p>1485,79581535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934.1" calcext:value-type="float">
            <text:p>934,1</text:p>
          </table:table-cell>
          <table:table-cell table:style-name="ce6" office:value-type="float" office:value="934.477" calcext:value-type="float">
            <text:p>934,48</text:p>
          </table:table-cell>
          <table:table-cell table:style-name="ce6" office:value-type="float" office:value="0.200938" calcext:value-type="float">
            <text:p>0,20</text:p>
          </table:table-cell>
          <table:table-cell table:style-name="ce6" office:value-type="float" office:value="1.85112" calcext:value-type="float">
            <text:p>1,85</text:p>
          </table:table-cell>
          <table:table-cell table:style-name="ce6" office:value-type="float" office:value="0.221418" calcext:value-type="float">
            <text:p>0,22</text:p>
          </table:table-cell>
          <table:table-cell table:style-name="ce6" office:value-type="float" office:value="160" calcext:value-type="float">
            <text:p>160,00</text:p>
          </table:table-cell>
          <table:table-cell table:formula="of:=SQRT([.J24])" office:value-type="float" office:value="12.6491106406735" calcext:value-type="float">
            <text:p>12,6491106407</text:p>
          </table:table-cell>
          <table:table-cell table:formula="of:=ABS([.F24]-[.E24])/[.G24]" office:value-type="float" office:value="1.8762006190962" calcext:value-type="float">
            <text:p>1,8762006191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4]*EXP([.D24]*SQRT([.F24]/1000))" office:value-type="float" office:value="0.0345576516646997" calcext:value-type="float">
            <text:p>0,0345576517</text:p>
          </table:table-cell>
          <table:table-cell office:value-type="float" office:value="0.031" calcext:value-type="float">
            <text:p>0,031</text:p>
          </table:table-cell>
          <table:table-cell office:value-type="string" calcext:value-type="string">
            <text:p>214Bi</text:p>
          </table:table-cell>
          <table:table-cell/>
          <table:table-cell table:formula="of:=[.J24]/([.N24]*([.O24]/1000)*[.P24]*[.Q24]*[.M24])" office:value-type="float" office:value="27466.3467771803" calcext:value-type="float">
            <text:p>27466,3467771803</text:p>
          </table:table-cell>
          <table:table-cell table:formula="of:=[.T24] * ([.K24]/[.J24])" office:value-type="float" office:value="2171.40537049787" calcext:value-type="float">
            <text:p>2171,405370497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1120.3" calcext:value-type="float">
            <text:p>1120,3</text:p>
          </table:table-cell>
          <table:table-cell table:style-name="ce6" office:value-type="float" office:value="1120.7" calcext:value-type="float">
            <text:p>1120,70</text:p>
          </table:table-cell>
          <table:table-cell table:style-name="ce6" office:value-type="float" office:value="0.0875326" calcext:value-type="float">
            <text:p>0,09</text:p>
          </table:table-cell>
          <table:table-cell table:style-name="ce6" office:value-type="float" office:value="1.58169" calcext:value-type="float">
            <text:p>1,58</text:p>
          </table:table-cell>
          <table:table-cell table:style-name="ce6" office:value-type="float" office:value="0.0850609" calcext:value-type="float">
            <text:p>0,09</text:p>
          </table:table-cell>
          <table:table-cell table:style-name="ce6" office:value-type="float" office:value="611" calcext:value-type="float">
            <text:p>611,00</text:p>
          </table:table-cell>
          <table:table-cell table:formula="of:=SQRT([.J25])" office:value-type="float" office:value="24.7184141886165" calcext:value-type="float">
            <text:p>24,7184141886</text:p>
          </table:table-cell>
          <table:table-cell table:formula="of:=ABS([.F25]-[.E25])/[.G25]" office:value-type="float" office:value="4.56972602207738" calcext:value-type="float">
            <text:p>4,5697260221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5]*EXP([.D25]*SQRT([.F25]/1000))" office:value-type="float" office:value="0.0313123710237705" calcext:value-type="float">
            <text:p>0,031312371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214Bi</text:p>
          </table:table-cell>
          <table:table-cell/>
          <table:table-cell table:formula="of:=[.J25]/([.N25]*([.O25]/1000)*[.P25]*[.Q25]*[.M25])" office:value-type="float" office:value="24083.8448241088" calcext:value-type="float">
            <text:p>24083,8448241088</text:p>
          </table:table-cell>
          <table:table-cell table:formula="of:=[.T25] * ([.K25]/[.J25])" office:value-type="float" office:value="974.328071385744" calcext:value-type="float">
            <text:p>974,328071385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float" office:value="0.0974575" calcext:value-type="float">
            <text:p>0,10</text:p>
          </table:table-cell>
          <table:table-cell table:style-name="ce1" office:value-type="float" office:value="-1.07252" calcext:value-type="float">
            <text:p>-1,07</text:p>
          </table:table-cell>
          <table:table-cell office:value-type="float" office:value="1238.1" calcext:value-type="float">
            <text:p>1238,1</text:p>
          </table:table-cell>
          <table:table-cell table:style-name="ce6" office:value-type="float" office:value="1238.3" calcext:value-type="float">
            <text:p>1238,30</text:p>
          </table:table-cell>
          <table:table-cell table:style-name="ce6" office:value-type="float" office:value="0.121098" calcext:value-type="float">
            <text:p>0,12</text:p>
          </table:table-cell>
          <table:table-cell table:style-name="ce6" office:value-type="float" office:value="1.73632" calcext:value-type="float">
            <text:p>1,74</text:p>
          </table:table-cell>
          <table:table-cell table:style-name="ce6" office:value-type="float" office:value="0.115905" calcext:value-type="float">
            <text:p>0,12</text:p>
          </table:table-cell>
          <table:table-cell table:style-name="ce6" office:value-type="float" office:value="219" calcext:value-type="float">
            <text:p>219,00</text:p>
          </table:table-cell>
          <table:table-cell table:formula="of:=SQRT([.J26])" office:value-type="float" office:value="14.7986485869487" calcext:value-type="float">
            <text:p>14,7986485869</text:p>
          </table:table-cell>
          <table:table-cell table:formula="of:=ABS([.F26]-[.E26])/[.G26]" office:value-type="float" office:value="1.65155493897542" calcext:value-type="float">
            <text:p>1,651554939</text:p>
          </table:table-cell>
          <table:table-cell table:style-name="ce6" office:value-type="float" office:value="0.10417" calcext:value-type="float">
            <text:p>0,10</text:p>
          </table:table-cell>
          <table:table-cell table:style-name="ce6" office:value-type="float" office:value="1800" calcext:value-type="float">
            <text:p>1800,00</text:p>
          </table:table-cell>
          <table:table-cell table:style-name="ce6" office:value-type="float" office:value="29" calcext:value-type="float">
            <text:p>29,00</text:p>
          </table:table-cell>
          <table:table-cell table:formula="of:=[.C26]*EXP([.D26]*SQRT([.F26]/1000))" office:value-type="float" office:value="0.0295453868448683" calcext:value-type="float">
            <text:p>0,0295453868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214Bi</text:p>
          </table:table-cell>
          <table:table-cell/>
          <table:table-cell table:formula="of:=[.J26]/([.N26]*([.O26]/1000)*[.P26]*[.Q26]*[.M26])" office:value-type="float" office:value="23502.457360735" calcext:value-type="float">
            <text:p>23502,457360735</text:p>
          </table:table-cell>
          <table:table-cell table:formula="of:=[.T26] * ([.K26]/[.J26])" office:value-type="float" office:value="1588.14889228888" calcext:value-type="float">
            <text:p>1588,1488922889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.10865053" calcext:value-type="float">
            <text:p>0,10865053</text:p>
          </table:table-cell>
          <table:table-cell table:style-name="ce1" office:value-type="float" office:value="0.499955" calcext:value-type="float">
            <text:p>0,50</text:p>
          </table:table-cell>
          <table:table-cell table:number-columns-repeated="1022"/>
        </table:table-row>
        <table:table-row table:style-name="ro2">
          <table:table-cell office:value-type="float" office:value="-3.2616209" calcext:value-type="float">
            <text:p>-3,2616209</text:p>
          </table:table-cell>
          <table:table-cell table:style-name="ce1" office:value-type="float" office:value="-1.90504" calcext:value-type="float">
            <text:p>-1,91</text:p>
          </table:table-cell>
          <table:table-cell table:number-columns-repeated="1022"/>
        </table:table-row>
        <table:table-row table:style-name="ro2">
          <table:table-cell office:value-type="float" office:value="0.00179308" calcext:value-type="float">
            <text:p>0,00179308</text:p>
          </table:table-cell>
          <table:table-cell table:style-name="ce1" office:value-type="float" office:value="0.00203607" calcext:value-type="float">
            <text:p>0,00</text:p>
          </table:table-cell>
          <table:table-cell table:number-columns-repeated="1022"/>
        </table:table-row>
        <table:table-row table:style-name="ro2">
          <table:table-cell office:value-type="float" office:value="0.05992272" calcext:value-type="float">
            <text:p>0,05992272</text:p>
          </table:table-cell>
          <table:table-cell table:style-name="ce1" office:value-type="float" office:value="0.0144484" calcext:value-type="float">
            <text:p>0,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41182833" calcext:value-type="float">
            <text:p>0,41182833</text:p>
          </table:table-cell>
          <table:table-cell table:style-name="ce1" office:value-type="float" office:value="0.0974575" calcext:value-type="float">
            <text:p>0,10</text:p>
          </table:table-cell>
          <table:table-cell table:number-columns-repeated="1022"/>
        </table:table-row>
        <table:table-row table:style-name="ro2">
          <table:table-cell office:value-type="float" office:value="-2.95312349" calcext:value-type="float">
            <text:p>-2,95312349</text:p>
          </table:table-cell>
          <table:table-cell table:style-name="ce1" office:value-type="float" office:value="-1.07252" calcext:value-type="float">
            <text:p>-1,07</text:p>
          </table:table-cell>
          <table:table-cell table:number-columns-repeated="1022"/>
        </table:table-row>
        <table:table-row table:style-name="ro2">
          <table:table-cell office:value-type="float" office:value="0.0113709" calcext:value-type="float">
            <text:p>0,0113709</text:p>
          </table:table-cell>
          <table:table-cell table:style-name="ce1" office:value-type="float" office:value="0.000373475" calcext:value-type="float">
            <text:p>0,00</text:p>
          </table:table-cell>
          <table:table-cell table:number-columns-repeated="1022"/>
        </table:table-row>
        <table:table-row table:style-name="ro2">
          <table:table-cell office:value-type="float" office:value="0.11124495" calcext:value-type="float">
            <text:p>0,11124495</text:p>
          </table:table-cell>
          <table:table-cell table:style-name="ce1" office:value-type="float" office:value="0.0103621" calcext:value-type="float">
            <text:p>0,01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6"/>
        <table:table-column table:style-name="co2" table:number-columns-repeated="5" table:default-cell-style-name="Default"/>
        <table:table-column table:style-name="co2" table:default-cell-style-name="ce6"/>
        <table:table-column table:style-name="co2" table:number-columns-repeated="10" table:default-cell-style-name="Default"/>
        <table:table-row table:style-name="ro3">
          <table:table-cell/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Energia teorica</text:p>
          </table:table-cell>
          <table:table-cell table:number-columns-repeated="2"/>
          <table:table-cell table:style-name="Default" office:value-type="string" calcext:value-type="string">
            <text:p>Energia trovata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ranching ratio</text:p>
          </table:table-cell>
          <table:table-cell table:number-columns-repeated="2"/>
          <table:table-cell table:style-name="Default" office:value-type="string" calcext:value-type="string">
            <text:p>Counts</text:p>
          </table:table-cell>
          <table:table-cell table:number-columns-repeated="5"/>
          <table:table-cell office:value-type="string" calcext:value-type="string">
            <text:p>A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$_2$O (NaI(Tl))</text:p>
          </table:table-cell>
          <table:table-cell office:value-type="string" calcext:value-type="string">
            <text:p>&amp;</text:p>
          </table:table-cell>
          <table:table-cell office:value-type="float" office:value="661.7" calcext:value-type="float">
            <text:p>661,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61.931" calcext:value-type="float">
            <text:p>661,93</text:p>
          </table:table-cell>
          <table:table-cell office:value-type="string" calcext:value-type="string">
            <text:p>\pm</text:p>
          </table:table-cell>
          <table:table-cell table:style-name="ce3" office:value-type="float" office:value="2.01928" calcext:value-type="float">
            <text:p>2,0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183.009902000427" calcext:value-type="float">
            <text:p>183,01</text:p>
          </table:table-cell>
          <table:table-cell office:value-type="string" calcext:value-type="string">
            <text:p>\pm</text:p>
          </table:table-cell>
          <table:table-cell table:formula="of:=SQRT([.O2])" office:value-type="float" office:value="13.528115241985" calcext:value-type="float">
            <text:p>13,5281152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2.0227687195445" calcext:value-type="float">
            <text:p>12,0227687195</text:p>
          </table:table-cell>
          <table:table-cell office:value-type="string" calcext:value-type="string">
            <text:p>\pm</text:p>
          </table:table-cell>
          <table:table-cell office:value-type="float" office:value="0.888724593521455" calcext:value-type="float">
            <text:p>0,888724593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H$_2$O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661.7" calcext:value-type="float">
            <text:p>661,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4" office:value-type="float" office:value="659.805" calcext:value-type="float">
            <text:p>659,81</text:p>
          </table:table-cell>
          <table:table-cell office:value-type="string" calcext:value-type="string">
            <text:p>\pm</text:p>
          </table:table-cell>
          <table:table-cell office:value-type="float" office:value="0.423423" calcext:value-type="float">
            <text:p>0,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40.00044631958" calcext:value-type="float">
            <text:p>40,00</text:p>
          </table:table-cell>
          <table:table-cell office:value-type="string" calcext:value-type="string">
            <text:p>\pm</text:p>
          </table:table-cell>
          <table:table-cell table:formula="of:=SQRT([.O3])" office:value-type="float" office:value="6.32459060489926" calcext:value-type="float">
            <text:p>6,32459060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4.6166388677585" calcext:value-type="float">
            <text:p>24,6166388678</text:p>
          </table:table-cell>
          <table:table-cell office:value-type="string" calcext:value-type="string">
            <text:p>\pm</text:p>
          </table:table-cell>
          <table:table-cell office:value-type="float" office:value="3.8922106434351" calcext:value-type="float">
            <text:p>3,892210643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 table:style-name="ce5"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KCl (NaI(Tl)) <text:s text:c="2"/></text:p>
          </table:table-cell>
          <table:table-cell office:value-type="string" calcext:value-type="string">
            <text:p>&amp;</text:p>
          </table:table-cell>
          <table:table-cell office:value-type="float" office:value="1460.8" calcext:value-type="float">
            <text:p>1460,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475.85" calcext:value-type="float">
            <text:p>1475,85</text:p>
          </table:table-cell>
          <table:table-cell office:value-type="string" calcext:value-type="string">
            <text:p>\pm</text:p>
          </table:table-cell>
          <table:table-cell table:style-name="ce3" office:value-type="float" office:value="1.87586" calcext:value-type="float">
            <text:p>1,8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541.066734790802" calcext:value-type="float">
            <text:p>541,07</text:p>
          </table:table-cell>
          <table:table-cell office:value-type="string" calcext:value-type="string">
            <text:p>\pm</text:p>
          </table:table-cell>
          <table:table-cell table:formula="of:=SQRT([.O5])" office:value-type="float" office:value="23.2608412313657" calcext:value-type="float">
            <text:p>23,260841231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8260.5193026582" calcext:value-type="float">
            <text:p>38260,5193026582</text:p>
          </table:table-cell>
          <table:table-cell office:value-type="string" calcext:value-type="string">
            <text:p>\pm</text:p>
          </table:table-cell>
          <table:table-cell office:value-type="float" office:value="1644.84675864029" calcext:value-type="float">
            <text:p>1644,846758640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KCl (HPGe) <text:s text:c="5"/></text:p>
          </table:table-cell>
          <table:table-cell office:value-type="string" calcext:value-type="string">
            <text:p>&amp;</text:p>
          </table:table-cell>
          <table:table-cell office:value-type="float" office:value="1460.8" calcext:value-type="float">
            <text:p>1460,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1460.03" calcext:value-type="float">
            <text:p>1460,03</text:p>
          </table:table-cell>
          <table:table-cell office:value-type="string" calcext:value-type="string">
            <text:p>\pm</text:p>
          </table:table-cell>
          <table:table-cell office:value-type="float" office:value="0.592689" calcext:value-type="float">
            <text:p>0,5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7.0473858714103" calcext:value-type="float">
            <text:p>17,05</text:p>
          </table:table-cell>
          <table:table-cell office:value-type="string" calcext:value-type="string">
            <text:p>\pm</text:p>
          </table:table-cell>
          <table:table-cell table:formula="of:=SQRT([.O6])" office:value-type="float" office:value="4.12884800778744" calcext:value-type="float">
            <text:p>4,12884800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8040.49705463821" calcext:value-type="float">
            <text:p>8040,4970546382</text:p>
          </table:table-cell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 table:style-name="ce5"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Mushr. (NaI(Tl))</text:p>
          </table:table-cell>
          <table:table-cell office:value-type="string" calcext:value-type="string">
            <text:p>&amp;</text:p>
          </table:table-cell>
          <table:table-cell office:value-type="float" office:value="661.7" calcext:value-type="float">
            <text:p>661,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58.353" calcext:value-type="float">
            <text:p>658,35</text:p>
          </table:table-cell>
          <table:table-cell office:value-type="string" calcext:value-type="string">
            <text:p>\pm</text:p>
          </table:table-cell>
          <table:table-cell table:style-name="ce3" office:value-type="float" office:value="1.74143" calcext:value-type="float">
            <text:p>1,7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0.85" calcext:value-type="float">
            <text:p>0,8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132" calcext:value-type="float">
            <text:p>132,00</text:p>
          </table:table-cell>
          <table:table-cell office:value-type="string" calcext:value-type="string">
            <text:p>\pm</text:p>
          </table:table-cell>
          <table:table-cell table:formula="of:=SQRT([.O8])" office:value-type="float" office:value="11.4891252930761" calcext:value-type="float">
            <text:p>11,48912529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436.31795764738" calcext:value-type="float">
            <text:p>6436,3179576474</text:p>
          </table:table-cell>
          <table:table-cell office:value-type="string" calcext:value-type="string">
            <text:p>\pm</text:p>
          </table:table-cell>
          <table:table-cell office:value-type="float" office:value="560.209571526411" calcext:value-type="float">
            <text:p>560,209571526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 table:style-name="ce5"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 table:style-name="ce5"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5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185.7" calcext:value-type="float">
            <text:p>185,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73.975" calcext:value-type="float">
            <text:p>173,98</text:p>
          </table:table-cell>
          <table:table-cell office:value-type="string" calcext:value-type="string">
            <text:p>\pm</text:p>
          </table:table-cell>
          <table:table-cell table:style-name="ce3" office:value-type="float" office:value="0.368326" calcext:value-type="float">
            <text:p>0,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24746" calcext:value-type="float">
            <text:p>24746,00</text:p>
          </table:table-cell>
          <table:table-cell office:value-type="string" calcext:value-type="string">
            <text:p>\pm</text:p>
          </table:table-cell>
          <table:table-cell table:formula="of:=SQRT([.O11])" office:value-type="float" office:value="157.308613877308" calcext:value-type="float">
            <text:p>157,30861387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9819.44712013672" calcext:value-type="float">
            <text:p>9819,4471201367</text:p>
          </table:table-cell>
          <table:table-cell office:value-type="string" calcext:value-type="string">
            <text:p>\pm</text:p>
          </table:table-cell>
          <table:table-cell office:value-type="float" office:value="62.4215475434508" calcext:value-type="float">
            <text:p>62,421547543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32.588" calcext:value-type="float">
            <text:p>232,59</text:p>
          </table:table-cell>
          <table:table-cell office:value-type="string" calcext:value-type="string">
            <text:p>\pm</text:p>
          </table:table-cell>
          <table:table-cell table:style-name="ce3" office:value-type="float" office:value="0.38201" calcext:value-type="float">
            <text:p>0,3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7268" calcext:value-type="float">
            <text:p>0,072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27162" calcext:value-type="float">
            <text:p>27162,00</text:p>
          </table:table-cell>
          <table:table-cell office:value-type="string" calcext:value-type="string">
            <text:p>\pm</text:p>
          </table:table-cell>
          <table:table-cell table:formula="of:=SQRT([.O12])" office:value-type="float" office:value="164.808980337844" calcext:value-type="float">
            <text:p>164,80898033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95702.3409925201" calcext:value-type="float">
            <text:p>95702,3409925201</text:p>
          </table:table-cell>
          <table:table-cell office:value-type="string" calcext:value-type="string">
            <text:p>\pm</text:p>
          </table:table-cell>
          <table:table-cell office:value-type="float" office:value="580.68644558287" calcext:value-type="float">
            <text:p>580,686445582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295.2" calcext:value-type="float">
            <text:p>295,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87.564" calcext:value-type="float">
            <text:p>287,56</text:p>
          </table:table-cell>
          <table:table-cell office:value-type="string" calcext:value-type="string">
            <text:p>\pm</text:p>
          </table:table-cell>
          <table:table-cell table:style-name="ce3" office:value-type="float" office:value="0.203853" calcext:value-type="float">
            <text:p>0,2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8414" calcext:value-type="float">
            <text:p>0,184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36049" calcext:value-type="float">
            <text:p>36049,00</text:p>
          </table:table-cell>
          <table:table-cell office:value-type="string" calcext:value-type="string">
            <text:p>\pm</text:p>
          </table:table-cell>
          <table:table-cell table:formula="of:=SQRT([.O13])" office:value-type="float" office:value="189.865742038947" calcext:value-type="float">
            <text:p>189,865742038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55562.0045880946" calcext:value-type="float">
            <text:p>55562,0045880946</text:p>
          </table:table-cell>
          <table:table-cell office:value-type="string" calcext:value-type="string">
            <text:p>\pm</text:p>
          </table:table-cell>
          <table:table-cell office:value-type="float" office:value="292.63838748065" calcext:value-type="float">
            <text:p>292,63838748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351.9" calcext:value-type="float">
            <text:p>351,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48.202" calcext:value-type="float">
            <text:p>348,20</text:p>
          </table:table-cell>
          <table:table-cell office:value-type="string" calcext:value-type="string">
            <text:p>\pm</text:p>
          </table:table-cell>
          <table:table-cell table:style-name="ce3" office:value-type="float" office:value="0.139888" calcext:value-type="float">
            <text:p>0,1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,3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42416" calcext:value-type="float">
            <text:p>42416,00</text:p>
          </table:table-cell>
          <table:table-cell office:value-type="string" calcext:value-type="string">
            <text:p>\pm</text:p>
          </table:table-cell>
          <table:table-cell table:formula="of:=SQRT([.O14])" office:value-type="float" office:value="205.951450589696" calcext:value-type="float">
            <text:p>205,95145058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7467.4442019762" calcext:value-type="float">
            <text:p>37467,4442019762</text:p>
          </table:table-cell>
          <table:table-cell office:value-type="string" calcext:value-type="string">
            <text:p>\pm</text:p>
          </table:table-cell>
          <table:table-cell office:value-type="float" office:value="181.923672276629" calcext:value-type="float">
            <text:p>181,923672276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609.3" calcext:value-type="float">
            <text:p>609,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17.58" calcext:value-type="float">
            <text:p>617,58</text:p>
          </table:table-cell>
          <table:table-cell office:value-type="string" calcext:value-type="string">
            <text:p>\pm</text:p>
          </table:table-cell>
          <table:table-cell table:style-name="ce3" office:value-type="float" office:value="0.210206" calcext:value-type="float">
            <text:p>0,2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4549" calcext:value-type="float">
            <text:p>0,45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33474" calcext:value-type="float">
            <text:p>33474,00</text:p>
          </table:table-cell>
          <table:table-cell office:value-type="string" calcext:value-type="string">
            <text:p>\pm</text:p>
          </table:table-cell>
          <table:table-cell table:formula="of:=SQRT([.O15])" office:value-type="float" office:value="182.959011803191" calcext:value-type="float">
            <text:p>182,959011803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3600.1415959575" calcext:value-type="float">
            <text:p>33600,1415959575</text:p>
          </table:table-cell>
          <table:table-cell office:value-type="string" calcext:value-type="string">
            <text:p>\pm</text:p>
          </table:table-cell>
          <table:table-cell office:value-type="float" office:value="183.648464564846" calcext:value-type="float">
            <text:p>183,64846456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1120.3" calcext:value-type="float">
            <text:p>1120,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148.35" calcext:value-type="float">
            <text:p>1148,35</text:p>
          </table:table-cell>
          <table:table-cell office:value-type="string" calcext:value-type="string">
            <text:p>\pm</text:p>
          </table:table-cell>
          <table:table-cell table:style-name="ce3" office:value-type="float" office:value="1.03159" calcext:value-type="float">
            <text:p>1,0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13742" calcext:value-type="float">
            <text:p>13742,00</text:p>
          </table:table-cell>
          <table:table-cell office:value-type="string" calcext:value-type="string">
            <text:p>\pm</text:p>
          </table:table-cell>
          <table:table-cell table:formula="of:=SQRT([.O16])" office:value-type="float" office:value="117.226276917763" calcext:value-type="float">
            <text:p>117,22627691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72581.6003886109" calcext:value-type="float">
            <text:p>72581,6003886109</text:p>
          </table:table-cell>
          <table:table-cell office:value-type="string" calcext:value-type="string">
            <text:p>\pm</text:p>
          </table:table-cell>
          <table:table-cell office:value-type="float" office:value="619.158112813979" calcext:value-type="float">
            <text:p>619,15811281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NaI(Tl))</text:p>
          </table:table-cell>
          <table:table-cell office:value-type="string" calcext:value-type="string">
            <text:p>&amp;</text:p>
          </table:table-cell>
          <table:table-cell office:value-type="float" office:value="1764.5" calcext:value-type="float">
            <text:p>1764,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790.68" calcext:value-type="float">
            <text:p>1790,68</text:p>
          </table:table-cell>
          <table:table-cell office:value-type="string" calcext:value-type="string">
            <text:p>\pm</text:p>
          </table:table-cell>
          <table:table-cell table:style-name="ce3" office:value-type="float" office:value="1.04182" calcext:value-type="float">
            <text:p>1,0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office:value-type="float" office:value="9347" calcext:value-type="float">
            <text:p>9347,00</text:p>
          </table:table-cell>
          <table:table-cell office:value-type="string" calcext:value-type="string">
            <text:p>\pm</text:p>
          </table:table-cell>
          <table:table-cell table:formula="of:=SQRT([.O17])" office:value-type="float" office:value="96.6798841538404" calcext:value-type="float">
            <text:p>96,679884153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10735.867426041" calcext:value-type="float">
            <text:p>210735,867426041</text:p>
          </table:table-cell>
          <table:table-cell office:value-type="string" calcext:value-type="string">
            <text:p>\pm</text:p>
          </table:table-cell>
          <table:table-cell office:value-type="float" office:value="2179.72817479498" calcext:value-type="float">
            <text:p>2179,7281747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185.7" calcext:value-type="float">
            <text:p>185,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186.666" calcext:value-type="float">
            <text:p>186,67</text:p>
          </table:table-cell>
          <table:table-cell office:value-type="string" calcext:value-type="string">
            <text:p>\pm</text:p>
          </table:table-cell>
          <table:table-cell office:value-type="float" office:value="0.0705072" calcext:value-type="float">
            <text:p>0,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326" calcext:value-type="float">
            <text:p>1326,00</text:p>
          </table:table-cell>
          <table:table-cell office:value-type="string" calcext:value-type="string">
            <text:p>\pm</text:p>
          </table:table-cell>
          <table:table-cell table:formula="of:=SQRT([.O18])" office:value-type="float" office:value="36.4142829120662" calcext:value-type="float">
            <text:p>36,414282912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977.24458970828" calcext:value-type="float">
            <text:p>6977,2445897083</text:p>
          </table:table-cell>
          <table:table-cell office:value-type="string" calcext:value-type="string">
            <text:p>\pm</text:p>
          </table:table-cell>
          <table:table-cell office:value-type="float" office:value="191.60735930341" calcext:value-type="float">
            <text:p>191,607359303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242.715" calcext:value-type="float">
            <text:p>242,72</text:p>
          </table:table-cell>
          <table:table-cell office:value-type="string" calcext:value-type="string">
            <text:p>\pm</text:p>
          </table:table-cell>
          <table:table-cell office:value-type="float" office:value="0.0621664" calcext:value-type="float">
            <text:p>0,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7268" calcext:value-type="float">
            <text:p>0,0726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155" calcext:value-type="float">
            <text:p>1155,00</text:p>
          </table:table-cell>
          <table:table-cell office:value-type="string" calcext:value-type="string">
            <text:p>\pm</text:p>
          </table:table-cell>
          <table:table-cell table:formula="of:=SQRT([.O19])" office:value-type="float" office:value="33.9852909359329" calcext:value-type="float">
            <text:p>33,985290935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50864.5289837143" calcext:value-type="float">
            <text:p>50864,5289837143</text:p>
          </table:table-cell>
          <table:table-cell office:value-type="string" calcext:value-type="string">
            <text:p>\pm</text:p>
          </table:table-cell>
          <table:table-cell office:value-type="float" office:value="1496.66304400928" calcext:value-type="float">
            <text:p>1496,663044009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295.2" calcext:value-type="float">
            <text:p>295,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296.029" calcext:value-type="float">
            <text:p>296,03</text:p>
          </table:table-cell>
          <table:table-cell office:value-type="string" calcext:value-type="string">
            <text:p>\pm</text:p>
          </table:table-cell>
          <table:table-cell office:value-type="float" office:value="0.0435645" calcext:value-type="float">
            <text:p>0,0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8414" calcext:value-type="float">
            <text:p>0,184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358" calcext:value-type="float">
            <text:p>2358,00</text:p>
          </table:table-cell>
          <table:table-cell office:value-type="string" calcext:value-type="string">
            <text:p>\pm</text:p>
          </table:table-cell>
          <table:table-cell table:formula="of:=SQRT([.O20])" office:value-type="float" office:value="48.5592421687159" calcext:value-type="float">
            <text:p>48,559242168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43310.8330825096" calcext:value-type="float">
            <text:p>43310,8330825096</text:p>
          </table:table-cell>
          <table:table-cell office:value-type="string" calcext:value-type="string">
            <text:p>\pm</text:p>
          </table:table-cell>
          <table:table-cell office:value-type="float" office:value="891.917401264809" calcext:value-type="float">
            <text:p>891,91740126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351.9" calcext:value-type="float">
            <text:p>351,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352.623" calcext:value-type="float">
            <text:p>352,62</text:p>
          </table:table-cell>
          <table:table-cell office:value-type="string" calcext:value-type="string">
            <text:p>\pm</text:p>
          </table:table-cell>
          <table:table-cell office:value-type="float" office:value="0.0346664" calcext:value-type="float">
            <text:p>0,0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356" calcext:value-type="float">
            <text:p>0,35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671" calcext:value-type="float">
            <text:p>3671,00</text:p>
          </table:table-cell>
          <table:table-cell office:value-type="string" calcext:value-type="string">
            <text:p>\pm</text:p>
          </table:table-cell>
          <table:table-cell table:formula="of:=SQRT([.O21])" office:value-type="float" office:value="60.5887778388044" calcext:value-type="float">
            <text:p>60,588777838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6787.5953660173" calcext:value-type="float">
            <text:p>36787,5953660173</text:p>
          </table:table-cell>
          <table:table-cell office:value-type="string" calcext:value-type="string">
            <text:p>\pm</text:p>
          </table:table-cell>
          <table:table-cell office:value-type="float" office:value="607.168467135781" calcext:value-type="float">
            <text:p>607,168467135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609.3" calcext:value-type="float">
            <text:p>609,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609.816" calcext:value-type="float">
            <text:p>609,82</text:p>
          </table:table-cell>
          <table:table-cell office:value-type="string" calcext:value-type="string">
            <text:p>\pm</text:p>
          </table:table-cell>
          <table:table-cell office:value-type="float" office:value="0.0338083" calcext:value-type="float">
            <text:p>0,0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4549" calcext:value-type="float">
            <text:p>0,45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881" calcext:value-type="float">
            <text:p>2881,00</text:p>
          </table:table-cell>
          <table:table-cell office:value-type="string" calcext:value-type="string">
            <text:p>\pm</text:p>
          </table:table-cell>
          <table:table-cell table:formula="of:=SQRT([.O22])" office:value-type="float" office:value="53.6749476012786" calcext:value-type="float">
            <text:p>53,674947601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7614.5047864219" calcext:value-type="float">
            <text:p>27614,5047864219</text:p>
          </table:table-cell>
          <table:table-cell office:value-type="string" calcext:value-type="string">
            <text:p>\pm</text:p>
          </table:table-cell>
          <table:table-cell office:value-type="float" office:value="514.476604459026" calcext:value-type="float">
            <text:p>514,47660445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768.4" calcext:value-type="float">
            <text:p>768,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768.652" calcext:value-type="float">
            <text:p>768,65</text:p>
          </table:table-cell>
          <table:table-cell office:value-type="string" calcext:value-type="string">
            <text:p>\pm</text:p>
          </table:table-cell>
          <table:table-cell office:value-type="float" office:value="0.141576" calcext:value-type="float">
            <text:p>0,1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27" calcext:value-type="float">
            <text:p>227,00</text:p>
          </table:table-cell>
          <table:table-cell office:value-type="string" calcext:value-type="string">
            <text:p>\pm</text:p>
          </table:table-cell>
          <table:table-cell table:formula="of:=SQRT([.O23])" office:value-type="float" office:value="15.0665191733194" calcext:value-type="float">
            <text:p>15,066519173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2385.7711396687" calcext:value-type="float">
            <text:p>22385,7711396687</text:p>
          </table:table-cell>
          <table:table-cell office:value-type="string" calcext:value-type="string">
            <text:p>\pm</text:p>
          </table:table-cell>
          <table:table-cell office:value-type="float" office:value="1485.795815354" calcext:value-type="float">
            <text:p>1485,79581535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934.1" calcext:value-type="float">
            <text:p>934,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934.477" calcext:value-type="float">
            <text:p>934,48</text:p>
          </table:table-cell>
          <table:table-cell office:value-type="string" calcext:value-type="string">
            <text:p>\pm</text:p>
          </table:table-cell>
          <table:table-cell office:value-type="float" office:value="0.200938" calcext:value-type="float">
            <text:p>0,2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31" calcext:value-type="float">
            <text:p>0,0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\pm</text:p>
          </table:table-cell>
          <table:table-cell table:formula="of:=SQRT([.O24])" office:value-type="float" office:value="12.6491106406735" calcext:value-type="float">
            <text:p>12,64911064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7466.3467771803" calcext:value-type="float">
            <text:p>27466,3467771803</text:p>
          </table:table-cell>
          <table:table-cell office:value-type="string" calcext:value-type="string">
            <text:p>\pm</text:p>
          </table:table-cell>
          <table:table-cell office:value-type="float" office:value="2171.40537049787" calcext:value-type="float">
            <text:p>2171,40537049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1120.3" calcext:value-type="float">
            <text:p>1120,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1120.7" calcext:value-type="float">
            <text:p>1120,70</text:p>
          </table:table-cell>
          <table:table-cell office:value-type="string" calcext:value-type="string">
            <text:p>\pm</text:p>
          </table:table-cell>
          <table:table-cell office:value-type="float" office:value="0.0875326" calcext:value-type="float">
            <text:p>0,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611" calcext:value-type="float">
            <text:p>611,00</text:p>
          </table:table-cell>
          <table:table-cell office:value-type="string" calcext:value-type="string">
            <text:p>\pm</text:p>
          </table:table-cell>
          <table:table-cell table:formula="of:=SQRT([.O25])" office:value-type="float" office:value="24.7184141886165" calcext:value-type="float">
            <text:p>24,718414188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4083.8448241088" calcext:value-type="float">
            <text:p>24083,8448241088</text:p>
          </table:table-cell>
          <table:table-cell office:value-type="string" calcext:value-type="string">
            <text:p>\pm</text:p>
          </table:table-cell>
          <table:table-cell office:value-type="float" office:value="974.328071385744" calcext:value-type="float">
            <text:p>974,328071385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utun. (HPGe) <text:s text:c="2"/></text:p>
          </table:table-cell>
          <table:table-cell office:value-type="string" calcext:value-type="string">
            <text:p>&amp;</text:p>
          </table:table-cell>
          <table:table-cell office:value-type="float" office:value="1238.1" calcext:value-type="float">
            <text:p>1238,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6" office:value-type="float" office:value="1238.3" calcext:value-type="float">
            <text:p>1238,30</text:p>
          </table:table-cell>
          <table:table-cell office:value-type="string" calcext:value-type="string">
            <text:p>\pm</text:p>
          </table:table-cell>
          <table:table-cell office:value-type="float" office:value="0.121098" calcext:value-type="float">
            <text:p>0,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19" calcext:value-type="float">
            <text:p>219,00</text:p>
          </table:table-cell>
          <table:table-cell office:value-type="string" calcext:value-type="string">
            <text:p>\pm</text:p>
          </table:table-cell>
          <table:table-cell table:formula="of:=SQRT([.O26])" office:value-type="float" office:value="14.7986485869487" calcext:value-type="float">
            <text:p>14,798648586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3502.457360735" calcext:value-type="float">
            <text:p>23502,457360735</text:p>
          </table:table-cell>
          <table:table-cell office:value-type="string" calcext:value-type="string">
            <text:p>\pm</text:p>
          </table:table-cell>
          <table:table-cell office:value-type="float" office:value="1588.14889228888" calcext:value-type="float">
            <text:p>1588,148892288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dino Rocco</meta:initial-creator>
    <meta:creation-date>2019-12-04T14:59:46</meta:creation-date>
    <dc:date>2019-12-04T20:39:06.939000000</dc:date>
    <meta:generator>LibreOffice/5.0.3.2$Windows_x86 LibreOffice_project/e5f16313668ac592c1bfb310f4390624e3dbfb75</meta:generator>
    <meta:editing-duration>PT23M41S</meta:editing-duration>
    <meta:editing-cycles>5</meta:editing-cycles>
    <meta:document-statistic meta:table-count="2" meta:cell-count="9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